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1403in" table:align="left"/>
    </style:style>
    <style:style style:name="Table1.A" style:family="table-column">
      <style:table-column-properties style:column-width="0.1806in"/>
    </style:style>
    <style:style style:name="Table1.B" style:family="table-column">
      <style:table-column-properties style:column-width="5.9597in"/>
    </style:style>
    <style:style style:name="Table1.A1" style:family="table-cell">
      <style:table-cell-properties style:vertical-align="middle"/>
    </style:style>
    <style:style style:name="Table2" style:family="table">
      <style:table-properties style:width="6.925in" table:align="left"/>
    </style:style>
    <style:style style:name="Table2.A" style:family="table-column">
      <style:table-column-properties style:column-width="0.0972in"/>
    </style:style>
    <style:style style:name="Table2.B" style:family="table-column">
      <style:table-column-properties style:column-width="6.8278in"/>
    </style:style>
    <style:style style:name="Table2.A1" style:family="table-cell">
      <style:table-cell-properties style:vertical-align="middle"/>
    </style:style>
    <style:style style:name="Table3" style:family="table">
      <style:table-properties style:width="5.7069in" table:align="left"/>
    </style:style>
    <style:style style:name="Table3.A" style:family="table-column">
      <style:table-column-properties style:column-width="0.1806in"/>
    </style:style>
    <style:style style:name="Table3.B" style:family="table-column">
      <style:table-column-properties style:column-width="5.5264in"/>
    </style:style>
    <style:style style:name="Table3.A1" style:family="table-cell">
      <style:table-cell-properties style:vertical-align="middle"/>
    </style:style>
    <style:style style:name="Table4" style:family="table">
      <style:table-properties style:width="6.5153in" table:align="left"/>
    </style:style>
    <style:style style:name="Table4.A" style:family="table-column">
      <style:table-column-properties style:column-width="0.1806in"/>
    </style:style>
    <style:style style:name="Table4.B" style:family="table-column">
      <style:table-column-properties style:column-width="6.3347in"/>
    </style:style>
    <style:style style:name="Table4.A1" style:family="table-cell">
      <style:table-cell-properties style:vertical-align="middle"/>
    </style:style>
    <style:style style:name="Table5" style:family="table">
      <style:table-properties style:width="6.4069in" table:align="left"/>
    </style:style>
    <style:style style:name="Table5.A" style:family="table-column">
      <style:table-column-properties style:column-width="0.1806in"/>
    </style:style>
    <style:style style:name="Table5.B" style:family="table-column">
      <style:table-column-properties style:column-width="6.2264in"/>
    </style:style>
    <style:style style:name="Table5.A1" style:family="table-cell">
      <style:table-cell-properties style:vertical-align="middle"/>
    </style:style>
    <style:style style:name="Table6" style:family="table">
      <style:table-properties style:width="5.9028in" table:align="left"/>
    </style:style>
    <style:style style:name="Table6.A" style:family="table-column">
      <style:table-column-properties style:column-width="0.1806in"/>
    </style:style>
    <style:style style:name="Table6.B" style:family="table-column">
      <style:table-column-properties style:column-width="5.7222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0.1806in"/>
    </style:style>
    <style:style style:name="Table7.B" style:family="table-column">
      <style:table-column-properties style:column-width="6.7444in"/>
    </style:style>
    <style:style style:name="Table7.A1" style:family="table-cell">
      <style:table-cell-properties style:vertical-align="middle"/>
    </style:style>
    <style:style style:name="Table8" style:family="table">
      <style:table-properties style:width="5.6153in" table:align="left"/>
    </style:style>
    <style:style style:name="Table8.A" style:family="table-column">
      <style:table-column-properties style:column-width="0.1806in"/>
    </style:style>
    <style:style style:name="Table8.B" style:family="table-column">
      <style:table-column-properties style:column-width="5.4347in"/>
    </style:style>
    <style:style style:name="Table8.A1" style:family="table-cell">
      <style:table-cell-properties style:vertical-align="middle"/>
    </style:style>
    <style:style style:name="Table9" style:family="table">
      <style:table-properties style:width="6.5236in" table:align="left"/>
    </style:style>
    <style:style style:name="Table9.A" style:family="table-column">
      <style:table-column-properties style:column-width="0.1806in"/>
    </style:style>
    <style:style style:name="Table9.B" style:family="table-column">
      <style:table-column-properties style:column-width="6.3431in"/>
    </style:style>
    <style:style style:name="Table9.A1" style:family="table-cell">
      <style:table-cell-properties style:vertical-align="middle"/>
    </style:style>
    <style:style style:name="Table10" style:family="table">
      <style:table-properties style:width="6.925in" table:align="left"/>
    </style:style>
    <style:style style:name="Table10.A" style:family="table-column">
      <style:table-column-properties style:column-width="0.1806in"/>
    </style:style>
    <style:style style:name="Table10.B" style:family="table-column">
      <style:table-column-properties style:column-width="6.7444in"/>
    </style:style>
    <style:style style:name="Table10.A1" style:family="table-cell">
      <style:table-cell-properties style:vertical-align="middle"/>
    </style:style>
    <style:style style:name="Table11" style:family="table">
      <style:table-properties style:width="6.925in" table:align="left"/>
    </style:style>
    <style:style style:name="Table11.A" style:family="table-column">
      <style:table-column-properties style:column-width="0.1806in"/>
    </style:style>
    <style:style style:name="Table11.B" style:family="table-column">
      <style:table-column-properties style:column-width="6.7444in"/>
    </style:style>
    <style:style style:name="Table11.A1" style:family="table-cell">
      <style:table-cell-properties style:vertical-align="middle"/>
    </style:style>
    <style:style style:name="Table12" style:family="table">
      <style:table-properties style:width="6.8111in" table:align="left"/>
    </style:style>
    <style:style style:name="Table12.A" style:family="table-column">
      <style:table-column-properties style:column-width="0.1806in"/>
    </style:style>
    <style:style style:name="Table12.B" style:family="table-column">
      <style:table-column-properties style:column-width="6.6306in"/>
    </style:style>
    <style:style style:name="Table12.A1" style:family="table-cell">
      <style:table-cell-properties style:vertical-align="middle"/>
    </style:style>
    <style:style style:name="Table13" style:family="table">
      <style:table-properties style:width="6.925in" table:align="left"/>
    </style:style>
    <style:style style:name="Table13.A" style:family="table-column">
      <style:table-column-properties style:column-width="0.1806in"/>
    </style:style>
    <style:style style:name="Table13.B" style:family="table-column">
      <style:table-column-properties style:column-width="6.7444in"/>
    </style:style>
    <style:style style:name="Table13.A1" style:family="table-cell">
      <style:table-cell-properties style:vertical-align="middle"/>
    </style:style>
    <style:style style:name="Table14" style:family="table">
      <style:table-properties style:width="6.925in" table:align="left"/>
    </style:style>
    <style:style style:name="Table14.A" style:family="table-column">
      <style:table-column-properties style:column-width="0.1806in"/>
    </style:style>
    <style:style style:name="Table14.B" style:family="table-column">
      <style:table-column-properties style:column-width="6.7444in"/>
    </style:style>
    <style:style style:name="Table14.A1" style:family="table-cell">
      <style:table-cell-properties style:vertical-align="middle"/>
    </style:style>
    <style:style style:name="Table15" style:family="table">
      <style:table-properties style:width="6.925in" table:align="left"/>
    </style:style>
    <style:style style:name="Table15.A" style:family="table-column">
      <style:table-column-properties style:column-width="0.1806in"/>
    </style:style>
    <style:style style:name="Table15.B" style:family="table-column">
      <style:table-column-properties style:column-width="6.7444in"/>
    </style:style>
    <style:style style:name="Table15.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8043653561_200"/>4. Potenciacion Servidor Web</text:h>
      <text:h text:style-name="Heading_20_3" text:outline-level="3"><text:bookmark text:name="yui_3_17_2_1_1478043653561_203"/>Aplicaciones</text:h>
      <text:section text:style-name="Sect1" text:name="yui_3_17_2_1_1478043653561_205">
        <text:p text:style-name="Text_20_body"/>
        <text:section text:style-name="Sect1" text:name="yui_3_17_2_1_1478043653561_204">
          <text:h text:style-name="Heading_20_2" text:outline-level="2">Aplicaciones</text:h>
          <text:p text:style-name="Text_20_body">Hasta ahora realizaos solo ejemplos que pueden orientar para aprender programación web. Nos obstante es momento de sacarle provecho a la combinación de los conocimientos adquiridos a lo largo del curso</text:p>
          <text:p text:style-name="Text_20_body">Se presentan algunas apicaciones de ellas</text:p>
          <text:h text:style-name="Heading_20_3" text:outline-level="3">Combox Dinámicos</text:h>
          <text:p text:style-name="Text_20_body">Este ejemplo esta basado en la base de datos de códigos postales de méxico cuya estructura estructura y datos la puedes descar aquí. El correspodiente diagrama entidad relación se presenta a continuación</text:p>
          <text:p text:style-name="Text_20_body"><draw:frame draw:style-name="fr1" draw:name="Image1" text:anchor-type="as-char" svg:width="5.3126in" svg:height="3.8335in" draw:z-index="0"><draw:image xlink:href="http://virtual.uagrm.edu.bo/pregrado/pluginfile.php/35390/mod_lesson/page_contents/2950/0504CodPostal.png" xlink:type="simple" xlink:show="embed" xlink:actuate="onLoad"/></draw:frame></text:p>
          <text:h text:style-name="Heading_20_4" text:outline-level="4"><text:soft-page-break/>index.php</text:h>
          <text:section text:style-name="Sect1" text:name="highlighter_119148">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1.A1" office:value-type="string">
                  <text:p text:style-name="Table_20_Contents"><text:span text:style-name="Source_20_Text">&lt;head&gt;</text:span></text:p>
                  <text:p text:style-name="Table_20_Contents"><text:span text:style-name="Source_20_Text">  &lt;meta</text:span> <text:span text:style-name="Source_20_Text">charset='utf-8'/&gt;</text:span></text:p>
                  <text:p text:style-name="Table_20_Contents"><text:span text:style-name="Source_20_Text">  &lt;title&gt;Combox Dependientes&lt;/title&gt;</text:span></text:p>
                  <text:p text:style-name="Table_20_Contents"><text:span text:style-name="Source_20_Text">  &lt;link</text:span> <text:span text:style-name="Source_20_Text">href='../../../css/estilo.css'</text:span> <text:span text:style-name="Source_20_Text">rel='stylesheet'</text:span> <text:span text:style-name="Source_20_Text">/&gt;</text:span></text:p>
                  <text:p text:style-name="Table_20_Contents"><text:span text:style-name="Source_20_Text">  &lt;script</text:span> <text:span text:style-name="Source_20_Text">src='js/jquery-1.10.1.min.js'&gt;&lt;/script&gt;</text:span></text:p>
                  <text:p text:style-name="Table_20_Contents"><text:span text:style-name="Source_20_Text">  &lt;script</text:span> <text:span text:style-name="Source_20_Text">src='js/js.js'&gt;&lt;/script&gt;</text:span></text:p>
                  <text:p text:style-name="Table_20_Contents"><text:span text:style-name="Source_20_Text">&lt;/head&gt;</text:span></text:p>
                  <text:p text:style-name="Table_20_Contents"><text:span text:style-name="Source_20_Text">&lt;body&gt;</text:span></text:p>
                  <text:p text:style-name="Table_20_Contents"><text:span text:style-name="Source_20_Text">  &lt;p&gt;&lt;label&gt;Estado&lt;/label&gt;</text:span></text:p>
                  <text:p text:style-name="Table_20_Contents"><text:span text:style-name="Source_20_Text">  &lt;select</text:span> <text:span text:style-name="Source_20_Text">class='styled-select'</text:span> <text:span text:style-name="Source_20_Text">id='estado'&gt;&lt;/select&gt;&lt;/p&gt;</text:span></text:p>
                  <text:p text:style-name="Table_20_Contents"><text:span text:style-name="Source_20_Text">  &lt;p&gt;&lt;label&gt;Municipio&lt;/label&gt;</text:span></text:p>
                  <text:p text:style-name="Table_20_Contents"><text:span text:style-name="Source_20_Text">  &lt;select</text:span> <text:span text:style-name="Source_20_Text">class='styled-select'</text:span> <text:span text:style-name="Source_20_Text">id='municipio'&gt;&lt;/select&gt;&lt;/p&gt;</text:span></text:p>
                  <text:p text:style-name="Table_20_Contents"><text:span text:style-name="Source_20_Text">  &lt;div</text:span> <text:span text:style-name="Source_20_Text">id='colonias'&gt;</text:span></text:p>
                  <text:p text:style-name="Table_20_Contents"><text:span text:style-name="Source_20_Text">  &lt;/div&gt;</text:span></text:p>
                  <text:p text:style-name="Table_20_Contents"><text:span text:style-name="Source_20_Text">&lt;/body&gt;</text:span></text:p>
                  <text:p text:style-name="Table_20_Contents"><text:span text:style-name="Source_20_Text">&lt;/</text:span><text:a xlink:type="simple" xlink:href="http://virtual.uagrm.edu.bo/pregrado/mod/resource/view.php?id=4872" text:style-name="Internet_20_link" text:visited-style-name="Visited_20_Internet_20_Link"><text:span text:style-name="Source_20_Text">html</text:span></text:a><text:span text:style-name="Source_20_Text">&gt;</text:span></text:p>
                </table:table-cell>
              </table:table-row>
            </table:table>
          </text:section>
          <text:h text:style-name="Heading_20_4" text:outline-level="4">conexion.php</text:h>
          <text:section text:style-name="Sect1" text:name="highlighter_875705">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e2.A1" office:value-type="string">
                  <text:p text:style-name="Table_20_Contents"><text:span text:style-name="Source_20_Text">&lt;?php </text:span></text:p>
                  <text:p text:style-name="Table_20_Contents"><text:span text:style-name="Source_20_Text">  $ruta</text:span>    <text:span text:style-name="Source_20_Text">= 'localhost';</text:span></text:p>
                  <text:p text:style-name="Table_20_Contents"><text:span text:style-name="Source_20_Text">  $usuario</text:span> <text:span text:style-name="Source_20_Text">= 'Usuario';</text:span></text:p>
                  <text:p text:style-name="Table_20_Contents"><text:span text:style-name="Source_20_Text">  $key</text:span>     <text:span text:style-name="Source_20_Text">= 'Password';</text:span></text:p>
                  <text:p text:style-name="Table_20_Contents"><text:span text:style-name="Source_20_Text">  $db</text:span>      <text:span text:style-name="Source_20_Text">= 'Tu base de datos';</text:span></text:p>
                  <text:p text:style-name="Table_20_Contents"><text:span text:style-name="Source_20_Text">  $conexion</text:span>  <text:span text:style-name="Source_20_Text">= mysql_connect( $ruta, $usuario, $key) or</text:span> <text:span text:style-name="Source_20_Text">die(mysql_error());</text:span></text:p>
                  <text:p text:style-name="Table_20_Contents"><text:span text:style-name="Source_20_Text">  mysql_select_db( $db, $conexion</text:span> <text:span text:style-name="Source_20_Text">) or</text:span> <text:span text:style-name="Source_20_Text">die(mysql_error()); </text:span></text:p>
                  <text:p text:style-name="Table_20_Contents"><text:span text:style-name="Source_20_Text">  mysql_query("SET NAMES 'utf8'");</text:span></text:p>
                  <text:p text:style-name="Table_20_Contents"><text:span text:style-name="Source_20_Text">?&gt;</text:span></text:p>
                </table:table-cell>
              </table:table-row>
            </table:table>
          </text:section>
          <text:h text:style-name="Heading_20_4" text:outline-level="4">comboEstado.php</text:h>
          <text:section text:style-name="Sect1" text:name="highlighter_771088">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3.A1" office:value-type="string">
                  <text:p text:style-name="Table_20_Contents"><text:span text:style-name="Source_20_Text">&lt;?php</text:span></text:p>
                  <text:p text:style-name="Table_20_Contents"><text:span text:style-name="Source_20_Text"> $query</text:span> <text:span text:style-name="Source_20_Text">= 'SELECT idEstado, estado </text:span></text:p>
                  <text:p text:style-name="Table_20_Contents"><text:span text:style-name="Source_20_Text">           FROM estado ORDER BY estado';</text:span></text:p>
                  <text:p text:style-name="Table_20_Contents"><text:span text:style-name="Source_20_Text"> include('conexion.php');</text:span></text:p>
                  <text:p text:style-name="Table_20_Contents"><text:span text:style-name="Source_20_Text"> $estados</text:span> <text:span text:style-name="Source_20_Text">= mysql_query($query, $conexion) </text:span></text:p>
                  <text:p text:style-name="Table_20_Contents"><text:span text:style-name="Source_20_Text">            or</text:span> <text:span text:style-name="Source_20_Text">die(mysql_error());  </text:span></text:p>
                  <text:p text:style-name="Table_20_Contents"><text:span text:style-name="Source_20_Text"> mysql_close($conexion);</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text:span></text:p>
                  <text:p text:style-name="Table_20_Contents"><text:span text:style-name="Source_20_Text"> while</text:span> <text:span text:style-name="Source_20_Text">($estado</text:span> <text:span text:style-name="Source_20_Text">= mysql_fetch_assoc($estado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option value="'.$estado['idEstado'].'"&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estado['estado'].'&lt;/option&gt;';              </text:span></text:p>
                  <text:p text:style-name="Table_20_Contents"><text:span text:style-name="Source_20_Text"> }</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 </text:span></text:p>
                  <text:p text:style-name="Table_20_Contents"><text:span text:style-name="Source_20_Text">?&gt;</text:span></text:p>
                </table:table-cell>
              </table:table-row>
            </table:table>
          </text:section>
          <text:h text:style-name="Heading_20_4" text:outline-level="4"><text:soft-page-break/>comboMunicipio.php</text:h>
          <text:section text:style-name="Sect1" text:name="highlighter_887345">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4.A1" office:value-type="string">
                  <text:p text:style-name="Table_20_Contents"><text:span text:style-name="Source_20_Text">&lt;?php</text:span></text:p>
                  <text:p text:style-name="Table_20_Contents"><text:span text:style-name="Source_20_Text"> $idEstado</text:span> <text:span text:style-name="Source_20_Text">= $_GET['idEstado'];</text:span></text:p>
                  <text:p text:style-name="Table_20_Contents"><text:span text:style-name="Source_20_Text"> $query</text:span> <text:span text:style-name="Source_20_Text">= 'SELECT idMunicipio, municipio FROM municipio ';</text:span></text:p>
                  <text:p text:style-name="Table_20_Contents"><text:span text:style-name="Source_20_Text"> $query.= 'WHERE idEstado ='.$idEstado; </text:span></text:p>
                  <text:p text:style-name="Table_20_Contents"><text:span text:style-name="Source_20_Text"> $query.= ' ORDER BY municipio';</text:span></text:p>
                  <text:p text:style-name="Table_20_Contents"><text:span text:style-name="Source_20_Text"> include('conexion.php');</text:span></text:p>
                  <text:p text:style-name="Table_20_Contents"><text:span text:style-name="Source_20_Text"> $municipios</text:span> <text:span text:style-name="Source_20_Text">= mysql_query($query, $conexion) </text:span></text:p>
                  <text:p text:style-name="Table_20_Contents"><text:span text:style-name="Source_20_Text">               or</text:span> <text:span text:style-name="Source_20_Text">die(mysql_error());   </text:span></text:p>
                  <text:p text:style-name="Table_20_Contents"><text:span text:style-name="Source_20_Text"> mysql_close($conexion);</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text:span></text:p>
                  <text:p text:style-name="Table_20_Contents"><text:span text:style-name="Source_20_Text"> while</text:span> <text:span text:style-name="Source_20_Text">($municipio</text:span> <text:span text:style-name="Source_20_Text">= mysql_fetch_assoc($municipio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option value="'.$municipio['idMunicipio'].'"&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municipio['municipio'].'&lt;/option&gt;';                </text:span></text:p>
                  <text:p text:style-name="Table_20_Contents"><text:span text:style-name="Source_20_Text"> }</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 </text:span></text:p>
                  <text:p text:style-name="Table_20_Contents"><text:span text:style-name="Source_20_Text">?&gt;</text:span></text:p>
                </table:table-cell>
              </table:table-row>
            </table:table>
          </text:section>
          <text:h text:style-name="Heading_20_4" text:outline-level="4"><text:soft-page-break/>colonias.php</text:h>
          <text:section text:style-name="Sect1" text:name="highlighter_477093">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able:table-cell>
                <table:table-cell table:style-name="Table5.A1" office:value-type="string">
                  <text:p text:style-name="Table_20_Contents"><text:span text:style-name="Source_20_Text">&lt;?php</text:span></text:p>
                  <text:p text:style-name="Table_20_Contents"><text:span text:style-name="Source_20_Text"> $idMunicipio</text:span> <text:span text:style-name="Source_20_Text">= $_GET['idMunicipio'];</text:span></text:p>
                  <text:p text:style-name="Table_20_Contents"><text:span text:style-name="Source_20_Text"> $query</text:span> <text:span text:style-name="Source_20_Text">= 'SELECT T.tipo, C.colonia, C.codigoPostal, Z.zona </text:span></text:p>
                  <text:p text:style-name="Table_20_Contents"><text:span text:style-name="Source_20_Text">          FROM colonia C, tipo T, zona Z ';</text:span></text:p>
                  <text:p text:style-name="Table_20_Contents"><text:span text:style-name="Source_20_Text"> $query.= "WHERE C.idMunicipio = $idMunicipio ";</text:span></text:p>
                  <text:p text:style-name="Table_20_Contents"><text:span text:style-name="Source_20_Text"> $query.= 'AND C.idTipo = T.idTipo AND C.idZona = Z.idZona ';</text:span></text:p>
                  <text:p text:style-name="Table_20_Contents"><text:span text:style-name="Source_20_Text"> $query.= 'ORDER BY C.colonia';</text:span></text:p>
                  <text:p text:style-name="Table_20_Contents"><text:span text:style-name="Source_20_Text"> include('conexion.php');</text:span></text:p>
                  <text:p text:style-name="Table_20_Contents"><text:span text:style-name="Source_20_Text"> $colonias</text:span> <text:span text:style-name="Source_20_Text">= mysql_query($query, $conexion) </text:span></text:p>
                  <text:p text:style-name="Table_20_Contents"><text:span text:style-name="Source_20_Text">             or</text:span> <text:span text:style-name="Source_20_Text">die(mysql_error()); </text:span></text:p>
                  <text:p text:style-name="Table_20_Contents"><text:span text:style-name="Source_20_Text"> mysql_close($conexion);</text:span></text:p>
                  <text:p text:style-name="Table_20_Contents"><text:span text:style-name="Source_20_Text"> $n</text:span> <text:span text:style-name="Source_20_Text">= mysql_num_rows($colonias);        </text:span></text:p>
                  <text:p text:style-name="Table_20_Contents"><text:span text:style-name="Source_20_Text"> if( $n</text:span> <text:span text:style-name="Source_20_Text">&gt; 0 )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able&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ea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Asentamiento&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Nombre&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C.P.&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Zona&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ea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body';</text:span></text:p>
                  <text:p text:style-name="Table_20_Contents"><text:span text:style-name="Source_20_Text">   while</text:span> <text:span text:style-name="Source_20_Text">($colonia</text:span> <text:span text:style-name="Source_20_Text">= mysql_fetch_assoc($colonia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colonia['tipo'].'&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colonia['colonia'].'&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colonia['codigoPostal'].'&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colonia['zona'].'&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text:span></text:p>
                  <text:p text:style-name="Table_20_Contents"><text:span text:style-name="Source_20_Tex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body&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gt;';</text:span></text:p>
                  <text:p text:style-name="Table_20_Contents"><text:span text:style-name="Source_20_Text"> } else</text:span> <text:span text:style-name="Source_20_Tex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p align="cente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img alt="" src="../../../images/negacion.gif"&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p&gt;';</text:span></text:p>
                  <text:p text:style-name="Table_20_Contents"><text:span text:style-name="Source_20_Text"> }</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 </text:span></text:p>
                  <text:p text:style-name="Table_20_Contents"><text:span text:style-name="Source_20_Text">?&gt;</text:span></text:p>
                </table:table-cell>
              </table:table-row>
            </table:table>
          </text:section>
          <text:p text:style-name="Text_20_body">Los datos se cargan dinámicamente mediante AJAX con jQuery</text:p>
          <text:section text:style-name="Sect1" text:name="highlighter_466290">
            <table:table table:name="Table6" table:style-name="Table6">
              <table:table-column table:style-name="Table6.A"/>
              <table:table-column table:style-name="Table6.B"/>
              <text:soft-page-break/>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le6.A1" office:value-type="string">
                  <text:p text:style-name="Table_20_Contents"><text:span text:style-name="Source_20_Text">$(document).ready(function() {</text:span></text:p>
                  <text:p text:style-name="Table_20_Contents"><text:span text:style-name="Source_20_Text">  $('#estado').load('comboEstado.php', function() {</text:span></text:p>
                  <text:p text:style-name="Table_20_Contents"><text:span text:style-name="Source_20_Text">     var</text:span> <text:span text:style-name="Source_20_Text">idEstado =  $('#estado').val();</text:span></text:p>
                  <text:p text:style-name="Table_20_Contents"><text:span text:style-name="Source_20_Text">     var</text:span> <text:span text:style-name="Source_20_Text">url = 'comboMunicipio.php?idEstado='+idEstado;</text:span></text:p>
                  <text:p text:style-name="Table_20_Contents"><text:span text:style-name="Source_20_Text">     $('#municipio').load(url, function() {</text:span></text:p>
                  <text:p text:style-name="Table_20_Contents"><text:span text:style-name="Source_20_Text">       var</text:span> <text:span text:style-name="Source_20_Text">idMunicipio = $('#municipio').val();</text:span></text:p>
                  <text:p text:style-name="Table_20_Contents"><text:span text:style-name="Source_20_Text">       var</text:span> <text:span text:style-name="Source_20_Text">url = 'colonias.php?idMunicipio='+idMunicipio;</text:span></text:p>
                  <text:p text:style-name="Table_20_Contents"><text:span text:style-name="Source_20_Text">       $('#colonias').load(url);</text:span></text:p>
                  <text:p text:style-name="Table_20_Contents"><text:span text:style-name="Source_20_Text">     }); </text:span></text:p>
                  <text:p text:style-name="Table_20_Contents"><text:span text:style-name="Source_20_Text">  });</text:span></text:p>
                  <text:p text:style-name="Table_20_Contents"><text:span text:style-name="Source_20_Text">  $('#estado').change(function(event){</text:span></text:p>
                  <text:p text:style-name="Table_20_Contents"><text:span text:style-name="Source_20_Text">     var</text:span> <text:span text:style-name="Source_20_Text">idEstado = $('#estado').val();</text:span></text:p>
                  <text:p text:style-name="Table_20_Contents"><text:span text:style-name="Source_20_Text">     var</text:span> <text:span text:style-name="Source_20_Text">url = 'comboMunicipio.php?idEstado='+idEstado;</text:span></text:p>
                  <text:p text:style-name="Table_20_Contents"><text:span text:style-name="Source_20_Text">     $('#municipio').load(url, function() {</text:span></text:p>
                  <text:p text:style-name="Table_20_Contents"><text:span text:style-name="Source_20_Text">       var</text:span> <text:span text:style-name="Source_20_Text">idMunicipio = $('#municipio').val();</text:span></text:p>
                  <text:p text:style-name="Table_20_Contents"><text:span text:style-name="Source_20_Text">       var</text:span> <text:span text:style-name="Source_20_Text">url = 'colonias.php?idMunicipio='+idMunicipio;</text:span></text:p>
                  <text:p text:style-name="Table_20_Contents"><text:span text:style-name="Source_20_Text">       $('#colonias').load(url);</text:span></text:p>
                  <text:p text:style-name="Table_20_Contents"><text:span text:style-name="Source_20_Text">     });</text:span></text:p>
                  <text:p text:style-name="Table_20_Contents"><text:span text:style-name="Source_20_Text">  });</text:span></text:p>
                  <text:p text:style-name="Table_20_Contents"><text:span text:style-name="Source_20_Text">  $('#municipio').change(function(event){</text:span></text:p>
                  <text:p text:style-name="Table_20_Contents"><text:span text:style-name="Source_20_Text">     var</text:span> <text:span text:style-name="Source_20_Text">idMunicipio = $('#municipio').val();</text:span></text:p>
                  <text:p text:style-name="Table_20_Contents"><text:span text:style-name="Source_20_Text">     var</text:span> <text:span text:style-name="Source_20_Text">url = 'colonias.php?idMunicipio='+idMunicipio;</text:span></text:p>
                  <text:p text:style-name="Table_20_Contents"><text:span text:style-name="Source_20_Text">     $('#colonias').load(url);</text:span></text:p>
                  <text:p text:style-name="Table_20_Contents"><text:span text:style-name="Source_20_Text">  }); </text:span></text:p>
                  <text:p text:style-name="Table_20_Contents"><text:span text:style-name="Source_20_Text">});</text:span></text:p>
                </table:table-cell>
              </table:table-row>
            </table:table>
          </text:section>
          <text:h text:style-name="Heading_20_3" text:outline-level="3">Gráficos</text:h>
          <text:p text:style-name="Text_20_body"><text:span text:style-name="T1">Highcharts-4.0.4</text:span> es un motor de gráficos que permite aprovechar el estándar <text:a xlink:type="simple" xlink:href="http://virtual.uagrm.edu.bo/pregrado/mod/resource/view.php?id=4872" text:style-name="Internet_20_link" text:visited-style-name="Visited_20_Internet_20_Link">HTML</text:a> 5 que trabaja en forma local. Por lo tanto se requiere un navegador con soporte HTML5 . Los siguientes son algunos de los navegadores probados para la compatibilidad con está librería:</text:p>
          <text:list xml:id="list6996035571658249107" text:style-name="L1">
            <text:list-item>
              <text:p text:style-name="P4">Google cromo </text:p>
            </text:list-item>
            <text:list-item>
              <text:p text:style-name="P4">Mozilla Firefox 4 y superiores </text:p>
            </text:list-item>
            <text:list-item>
              <text:p text:style-name="P4">Internet Explorer 9 ( IE 10 recomendado) -windows- </text:p>
            </text:list-item>
            <text:list-item>
              <text:p text:style-name="P1">Safari -Windows, Safari- </text:p>
            </text:list-item>
          </text:list>
          <text:h text:style-name="Heading_20_4" text:outline-level="4">Gráficos de barras</text:h>
          <text:p text:style-name="Text_20_body">Se presenta a continuación de barras con PHP, HIGHCHART, MySQL y AJAX</text:p>
          <text:h text:style-name="Heading_20_4" text:outline-level="4">index.php</text:h>
          <text:section text:style-name="Sect1" text:name="highlighter_776110">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text:soft-page-break/>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e7.A1" office:value-type="string">
                  <text:p text:style-name="Table_20_Contents"><text:span text:style-name="Source_20_Text">&lt;!DOCTYPE </text:span><text:a xlink:type="simple" xlink:href="http://virtual.uagrm.edu.bo/pregrado/mod/resource/view.php?id=4872" text:style-name="Internet_20_link" text:visited-style-name="Visited_20_Internet_20_Link"><text:span text:style-name="Source_20_Text">HTML</text:span></text:a><text:span text:style-name="Source_20_Text">&gt;</text:span></text:p>
                  <text:p text:style-name="Table_20_Contents"><text:span text:style-name="Source_20_Text">&lt;</text:span><text:a xlink:type="simple" xlink:href="http://virtual.uagrm.edu.bo/pregrado/mod/resource/view.php?id=4872" text:style-name="Internet_20_link" text:visited-style-name="Visited_20_Internet_20_Link"><text:span text:style-name="Source_20_Text">html</text:span></text:a> <text:span text:style-name="Source_20_Text">lang='es'&gt;</text:span></text:p>
                  <text:p text:style-name="Table_20_Contents"><text:span text:style-name="Source_20_Text">&lt;head&gt;</text:span></text:p>
                  <text:p text:style-name="Table_20_Contents"><text:span text:style-name="Source_20_Text">  &lt;meta</text:span> <text:span text:style-name="Source_20_Text">charset='utf-8'&gt;</text:span></text:p>
                  <text:p text:style-name="Table_20_Contents"><text:span text:style-name="Source_20_Text">  &lt;title&gt;Column chart with data from MySQL using Highcharts&lt;/title&gt;</text:span></text:p>
                  <text:p text:style-name="Table_20_Contents"><text:span text:style-name="Source_20_Text">  &lt;script</text:span></text:p>
                  <text:p text:style-name="Table_20_Contents"><text:soft-page-break/><text:span text:style-name="Source_20_Text">    src="</text:span><text:a xlink:type="simple" xlink:href="http://ajax.googleapis.com/ajax/libs/jquery/1.7.1/jquery.min.js" text:style-name="Internet_20_link" text:visited-style-name="Visited_20_Internet_20_Link"><text:span text:style-name="Source_20_Text">http://ajax.googleapis.com/ajax/libs/jquery/1.7.1/jquery.min.js</text:span></text:a><text:span text:style-name="Source_20_Text">"&gt;</text:span></text:p>
                  <text:p text:style-name="Table_20_Contents"><text:span text:style-name="Source_20_Text">  &lt;/script&gt;</text:span></text:p>
                  <text:p text:style-name="Table_20_Contents"><text:span text:style-name="Source_20_Text">  &lt;script</text:span> <text:span text:style-name="Source_20_Text">src="</text:span><text:a xlink:type="simple" xlink:href="http://code.highcharts.com/highcharts.js" text:style-name="Internet_20_link" text:visited-style-name="Visited_20_Internet_20_Link"><text:span text:style-name="Source_20_Text">http://code.highcharts.com/highcharts.js</text:span></text:a><text:span text:style-name="Source_20_Text">"&gt;&lt;/script&gt;</text:span></text:p>
                  <text:p text:style-name="Table_20_Contents"><text:span text:style-name="Source_20_Text">  &lt;script</text:span> <text:span text:style-name="Source_20_Text">src="</text:span><text:a xlink:type="simple" xlink:href="http://code.highcharts.com/modules/exporting.js" text:style-name="Internet_20_link" text:visited-style-name="Visited_20_Internet_20_Link"><text:span text:style-name="Source_20_Text">http://code.highcharts.com/modules/exporting.js</text:span></text:a><text:span text:style-name="Source_20_Text">"&gt;&lt;/script&gt;</text:span></text:p>
                  <text:p text:style-name="Table_20_Contents"><text:span text:style-name="Source_20_Text">  &lt;script</text:span> <text:span text:style-name="Source_20_Text">src='funiciones.js'&gt;&lt;/script&gt;</text:span></text:p>
                  <text:p text:style-name="Table_20_Contents"><text:span text:style-name="Source_20_Text">&lt;/head&gt;</text:span></text:p>
                  <text:p text:style-name="Table_20_Contents"><text:span text:style-name="Source_20_Text">&lt;body&gt;</text:span></text:p>
                  <text:p text:style-name="Table_20_Contents"><text:span text:style-name="Source_20_Text">  &lt;div</text:span> <text:span text:style-name="Source_20_Text">id="container"</text:span> <text:span text:style-name="Source_20_Text">style="min-width: 400px; height: 400px; margin: 0 auto"&gt;</text:span></text:p>
                  <text:p text:style-name="Table_20_Contents"><text:span text:style-name="Source_20_Text">  &lt;/div&gt;</text:span></text:p>
                  <text:p text:style-name="Table_20_Contents"><text:span text:style-name="Source_20_Text">&lt;/body&gt;</text:span></text:p>
                  <text:p text:style-name="Table_20_Contents"><text:span text:style-name="Source_20_Text">&lt;/</text:span><text:a xlink:type="simple" xlink:href="http://virtual.uagrm.edu.bo/pregrado/mod/resource/view.php?id=4872" text:style-name="Internet_20_link" text:visited-style-name="Visited_20_Internet_20_Link"><text:span text:style-name="Source_20_Text">html</text:span></text:a><text:span text:style-name="Source_20_Text">&gt;</text:span></text:p>
                </table:table-cell>
              </table:table-row>
            </table:table>
          </text:section>
          <text:h text:style-name="Heading_20_4" text:outline-level="4">funciones.js</text:h>
          <text:p text:style-name="Text_20_body">El código esta esrito en una combinación de jQuery t JSON (líneas 41 al 48)</text:p>
          <text:p text:style-name="Text_20_body">JSON (<text:a xlink:type="simple" xlink:href="http://virtual.uagrm.edu.bo/pregrado/mod/resource/view.php?id=4873" text:style-name="Internet_20_link" text:visited-style-name="Visited_20_Internet_20_Link">JavaScript</text:a> Object Notation - Notación de Objetos de <text:a xlink:type="simple" xlink:href="http://virtual.uagrm.edu.bo/pregrado/mod/resource/view.php?id=4873" text:style-name="Internet_20_link" text:visited-style-name="Visited_20_Internet_20_Link">JavaScript</text:a>) es un formato ligero de intercambio de datos. Leerlo y escribirlo es simple para humanos, mientras que para las máquinas es simple interpretarlo y generarlo. Está basado en un subconjunto del Lenguaje de Programación <text:a xlink:type="simple" xlink:href="http://virtual.uagrm.edu.bo/pregrado/mod/resource/view.php?id=4873" text:style-name="Internet_20_link" text:visited-style-name="Visited_20_Internet_20_Link">JavaScript</text:a>, Standard ECMA-262 3rd Edition - Diciembre 1999. JSON es un formato de texto que es completamente independiente del lenguaje pero utiliza convenciones que son ampliamente conocidos por los programadores de la familia de lenguajes C, incluyendo C, C++, C#, Java, <text:a xlink:type="simple" xlink:href="http://virtual.uagrm.edu.bo/pregrado/mod/resource/view.php?id=4873" text:style-name="Internet_20_link" text:visited-style-name="Visited_20_Internet_20_Link">JavaScript</text:a>, Perl, Python, y muchos otros. Estas propiedades hacen que JSON sea un lenguaje ideal para el intercambio de datos.</text:p>
          <text:p text:style-name="Text_20_body">JSON está constituído por dos estructuras:</text:p>
          <text:list xml:id="list8776781876401653363" text:style-name="L2">
            <text:list-item>
              <text:p text:style-name="P5">Una colección de pares de nombre/valor. En varios lenguajes esto es conocido como un objeto, registro, estructura, diccionario, tabla hash, lista de claves o un arreglo asociativo. </text:p>
            </text:list-item>
            <text:list-item>
              <text:p text:style-name="P2">Una lista ordenada de valores. En la mayoría de los lenguajes, esto se implementa como arreglos, vectores, listas o sequencias. </text:p>
            </text:list-item>
          </text:list>
          <text:p text:style-name="Text_20_body">Estas son estructuras universales; virtualmente todos los lenguajes de programación las soportan de una forma u otra. Es razonable que un formato de intercambio de datos que es independiente del lenguaje de programación se base en estas estructuras.</text:p>
          <text:section text:style-name="Sect1" text:name="highlighter_775853">
            <table:table table:name="Table8" table:style-name="Table8">
              <table:table-column table:style-name="Table8.A"/>
              <table:table-column table:style-name="Table8.B"/>
              <text:soft-page-break/>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able:table-cell>
                <table:table-cell table:style-name="Table8.A1" office:value-type="string">
                  <text:p text:style-name="Table_20_Contents"><text:span text:style-name="Source_20_Text">$(document).ready(function() {</text:span></text:p>
                  <text:p text:style-name="Table_20_Contents"><text:span text:style-name="Source_20_Text">    var</text:span> <text:span text:style-name="Source_20_Text">options = {</text:span></text:p>
                  <text:p text:style-name="Table_20_Contents"><text:span text:style-name="Source_20_Text">       chart: {</text:span></text:p>
                  <text:p text:style-name="Table_20_Contents"><text:span text:style-name="Source_20_Text">           renderTo: 'container',</text:span></text:p>
                  <text:p text:style-name="Table_20_Contents"><text:span text:style-name="Source_20_Text">           type: 'column',</text:span></text:p>
                  <text:p text:style-name="Table_20_Contents"><text:span text:style-name="Source_20_Text">           marginRight: 130,</text:span></text:p>
                  <text:p text:style-name="Table_20_Contents"><text:span text:style-name="Source_20_Text">           marginBottom: 25</text:span></text:p>
                  <text:p text:style-name="Table_20_Contents"><text:span text:style-name="Source_20_Text">       },</text:span></text:p>
                  <text:p text:style-name="Table_20_Contents"><text:span text:style-name="Source_20_Text">       title: {</text:span></text:p>
                  <text:p text:style-name="Table_20_Contents"><text:span text:style-name="Source_20_Text">           text: 'Project Requests',</text:span></text:p>
                  <text:p text:style-name="Table_20_Contents"><text:span text:style-name="Source_20_Text">           x: -20 //center</text:span></text:p>
                  <text:p text:style-name="Table_20_Contents"><text:span text:style-name="Source_20_Text">       },</text:span></text:p>
                  <text:p text:style-name="Table_20_Contents"><text:span text:style-name="Source_20_Text">       subtitle: {</text:span></text:p>
                  <text:p text:style-name="Table_20_Contents"><text:span text:style-name="Source_20_Text">           text: '',</text:span></text:p>
                  <text:p text:style-name="Table_20_Contents"><text:span text:style-name="Source_20_Text">           x: -20</text:span></text:p>
                  <text:p text:style-name="Table_20_Contents"><text:span text:style-name="Source_20_Text">       },</text:span></text:p>
                  <text:p text:style-name="Table_20_Contents"><text:span text:style-name="Source_20_Text">       xAxis: { categories: [] },</text:span></text:p>
                  <text:p text:style-name="Table_20_Contents"><text:span text:style-name="Source_20_Text">       yAxis: { title: {text: 'Requests'},</text:span></text:p>
                  <text:p text:style-name="Table_20_Contents"><text:span text:style-name="Source_20_Text">      plotLines: [{</text:span></text:p>
                  <text:p text:style-name="Table_20_Contents"><text:span text:style-name="Source_20_Text">      value: 0,</text:span></text:p>
                  <text:p text:style-name="Table_20_Contents"><text:span text:style-name="Source_20_Text">      width: 1,</text:span></text:p>
                  <text:p text:style-name="Table_20_Contents"><text:span text:style-name="Source_20_Text">      color: '#808080'</text:span></text:p>
                  <text:p text:style-name="Table_20_Contents"><text:span text:style-name="Source_20_Text">           }]</text:span></text:p>
                  <text:p text:style-name="Table_20_Contents"><text:span text:style-name="Source_20_Text">       },</text:span></text:p>
                  <text:p text:style-name="Table_20_Contents"><text:span text:style-name="Source_20_Text">       tooltip: {</text:span></text:p>
                  <text:p text:style-name="Table_20_Contents"><text:span text:style-name="Source_20_Text">         formatter: function() {</text:span></text:p>
                  <text:p text:style-name="Table_20_Contents"><text:span text:style-name="Source_20_Text">           return</text:span> <text:span text:style-name="Source_20_Text">&lt;b&gt;this.series.name +'&lt;/b&gt; '+ this.x</text:span></text:p>
                  <text:p text:style-name="Table_20_Contents"><text:span text:style-name="Source_20_Text">                   + ': '+ this.y;</text:span></text:p>
                  <text:p text:style-name="Table_20_Contents"><text:span text:style-name="Source_20_Text">         }</text:span></text:p>
                  <text:p text:style-name="Table_20_Contents"><text:span text:style-name="Source_20_Text">       },</text:span></text:p>
                  <text:p text:style-name="Table_20_Contents"><text:span text:style-name="Source_20_Text">       legend: {</text:span></text:p>
                  <text:p text:style-name="Table_20_Contents"><text:span text:style-name="Source_20_Text">         layout: 'vertical',</text:span></text:p>
                  <text:p text:style-name="Table_20_Contents"><text:span text:style-name="Source_20_Text">         align: 'right',</text:span></text:p>
                  <text:p text:style-name="Table_20_Contents"><text:span text:style-name="Source_20_Text">         verticalAlign: 'top',</text:span></text:p>
                  <text:p text:style-name="Table_20_Contents"><text:span text:style-name="Source_20_Text">         x: -10,</text:span></text:p>
                  <text:p text:style-name="Table_20_Contents"><text:span text:style-name="Source_20_Text">         y: 100,</text:span></text:p>
                  <text:p text:style-name="Table_20_Contents"><text:span text:style-name="Source_20_Text">         borderWidth: 0</text:span></text:p>
                  <text:p text:style-name="Table_20_Contents"><text:span text:style-name="Source_20_Text">       },</text:span></text:p>
                  <text:p text:style-name="Table_20_Contents"><text:span text:style-name="Source_20_Text">       series: []</text:span></text:p>
                  <text:p text:style-name="Table_20_Contents"><text:span text:style-name="Source_20_Text">  }</text:span></text:p>
                  <text:p text:style-name="Table_20_Contents"><text:span text:style-name="Source_20_Text">            </text:span> </text:p>
                  <text:p text:style-name="Table_20_Contents"><text:span text:style-name="Source_20_Text">  $.getJSON("data.php", function(json) {</text:span></text:p>
                  <text:p text:style-name="Table_20_Contents"><text:span text:style-name="Source_20_Text">    options.xAxis.categories = json[0]['data'];</text:span></text:p>
                  <text:p text:style-name="Table_20_Contents"><text:span text:style-name="Source_20_Text">    options.series[0] = json[1];</text:span></text:p>
                  <text:p text:style-name="Table_20_Contents"><text:span text:style-name="Source_20_Text">    options.series[1] = json[2];</text:span></text:p>
                  <text:p text:style-name="Table_20_Contents"><text:span text:style-name="Source_20_Text">    options.series[2] = json[3];</text:span></text:p>
                  <text:p text:style-name="Table_20_Contents"><text:span text:style-name="Source_20_Text">    chart = new</text:span> <text:span text:style-name="Source_20_Text">Highcharts.Chart(options);</text:span></text:p>
                  <text:p text:style-name="Table_20_Contents"><text:span text:style-name="Source_20_Text">  });</text:span></text:p>
                  <text:p text:style-name="Table_20_Contents"><text:span text:style-name="Source_20_Text">});</text:span></text:p>
                </table:table-cell>
              </table:table-row>
            </table:table>
          </text:section>
          <text:p text:style-name="Text_20_body"><text:soft-page-break/>El intercambio de datos se logra en formato JSON mediante un archvo PHP que se muestra a continuación</text:p>
          <text:list xml:id="list8102578620499555283" text:style-name="L3">
            <text:list-item>
              <text:p text:style-name="P6">En la línea 9 declaramos un . Dicho vector guarda los valores del eje <text:span text:style-name="T1">X</text:span>. Observe que el primer índice de cualquier vector es <text:span text:style-name="T1">name</text:span> </text:p>
            </text:list-item>
            <text:list-item>
              <text:p text:style-name="P6">De la misma forma en las líneas 11 al 16 se declaran las series que contendran los valores de Y </text:p>
            </text:list-item>
            <text:list-item>
              <text:p text:style-name="P6">Los posteriores elementos de dichos vectores tendrán como indice <text:span text:style-name="T1">data</text:span> </text:p>
            </text:list-item>
            <text:list-item>
              <text:p text:style-name="P6"><text:span text:style-name="T1">array_push()</text:span> trata array como si fuera una pila y coloca la variable que se le proporciona al final del array. El tamaño del array será incrementado por el número de variables insertados. </text:p>
            </text:list-item>
            <text:list-item>
              <text:p text:style-name="P3"><text:span text:style-name="T1">json_encode</text:span> (línea 28) Retorna la representación JSON del valor dado </text:p>
            </text:list-item>
          </text:list>
          <text:section text:style-name="Sect1" text:name="highlighter_533779">
            <table:table table:name="Table9" table:style-name="Table9">
              <table:table-column table:style-name="Table9.A"/>
              <table:table-column table:style-name="Table9.B"/>
              <table:table-row>
                <table:table-cell table:style-name="Table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able:table-cell>
                <table:table-cell table:style-name="Table9.A1" office:value-type="string">
                  <text:p text:style-name="Table_20_Contents"><text:span text:style-name="Source_20_Text">&lt;?php</text:span></text:p>
                  <text:p text:style-name="Table_20_Contents"><text:span text:style-name="Source_20_Text">  $conexion</text:span> <text:span text:style-name="Source_20_Text">= mysql_connect('localhost','USUARIO','PASSWORD');</text:span></text:p>
                  <text:p text:style-name="Table_20_Contents"><text:span text:style-name="Source_20_Text">  if</text:span> <text:span text:style-name="Source_20_Text">(!$conexion) {</text:span></text:p>
                  <text:p text:style-name="Table_20_Contents"><text:span text:style-name="Source_20_Text">    die('Imposiblre conectarse al servidor: '</text:span> <text:span text:style-name="Source_20_Text">. mysql_error());</text:span></text:p>
                  <text:p text:style-name="Table_20_Contents"><text:span text:style-name="Source_20_Text">  }</text:span></text:p>
                  <text:p text:style-name="Table_20_Contents"><text:span text:style-name="Source_20_Text">  mysql_select_db('prograwe_ejemplos', $conexion);</text:span></text:p>
                  <text:p text:style-name="Table_20_Contents"><text:span text:style-name="Source_20_Text">  $query</text:span> <text:span text:style-name="Source_20_Text">= mysql_query('SELECT * FROM project_requests');</text:span></text:p>
                  <text:p text:style-name="Table_20_Contents"><text:span text:style-name="Source_20_Text">  mysql_close($conexion);</text:span></text:p>
                  <text:p text:style-name="Table_20_Contents"><text:span text:style-name="Source_20_Text">  $category</text:span> <text:span text:style-name="Source_20_Text">= array();</text:span></text:p>
                  <text:p text:style-name="Table_20_Contents"><text:span text:style-name="Source_20_Text">  $category['name'] = 'Month';</text:span></text:p>
                  <text:p text:style-name="Table_20_Contents"><text:span text:style-name="Source_20_Text">  $series1</text:span> <text:span text:style-name="Source_20_Text">= array();</text:span></text:p>
                  <text:p text:style-name="Table_20_Contents"><text:span text:style-name="Source_20_Text">  $series1['name'] = 'Wordpress';</text:span></text:p>
                  <text:p text:style-name="Table_20_Contents"><text:span text:style-name="Source_20_Text">  $series2</text:span> <text:span text:style-name="Source_20_Text">= array();</text:span></text:p>
                  <text:p text:style-name="Table_20_Contents"><text:span text:style-name="Source_20_Text">  $series2['name'] = 'CodeIgniter';</text:span></text:p>
                  <text:p text:style-name="Table_20_Contents"><text:span text:style-name="Source_20_Text">  $series3</text:span> <text:span text:style-name="Source_20_Text">= array();</text:span></text:p>
                  <text:p text:style-name="Table_20_Contents"><text:span text:style-name="Source_20_Text">  $series3['name'] = 'Highcharts';</text:span></text:p>
                  <text:p text:style-name="Table_20_Contents"><text:span text:style-name="Source_20_Text">  while($r</text:span> <text:span text:style-name="Source_20_Text">= mysql_fetch_array($query)) {</text:span></text:p>
                  <text:p text:style-name="Table_20_Contents"><text:span text:style-name="Source_20_Text">    $category['data'][] = $r['month'];</text:span></text:p>
                  <text:p text:style-name="Table_20_Contents"><text:span text:style-name="Source_20_Text">    $series1['data'][] = $r['wordpress'];</text:span></text:p>
                  <text:p text:style-name="Table_20_Contents"><text:span text:style-name="Source_20_Text">    $series2['data'][] = $r['codeigniter'];</text:span></text:p>
                  <text:p text:style-name="Table_20_Contents"><text:span text:style-name="Source_20_Text">    $series3['data'][] = $r['highcharts'];   </text:span></text:p>
                  <text:p text:style-name="Table_20_Contents"><text:span text:style-name="Source_20_Text">  }</text:span></text:p>
                  <text:p text:style-name="Table_20_Contents"><text:span text:style-name="Source_20_Text">  $result</text:span> <text:span text:style-name="Source_20_Text">= array();</text:span></text:p>
                  <text:p text:style-name="Table_20_Contents"><text:span text:style-name="Source_20_Text">  array_push($result,$category);</text:span></text:p>
                  <text:p text:style-name="Table_20_Contents"><text:span text:style-name="Source_20_Text">  array_push($result,$series1);</text:span></text:p>
                  <text:p text:style-name="Table_20_Contents"><text:span text:style-name="Source_20_Text">  array_push($result,$series2);</text:span></text:p>
                  <text:p text:style-name="Table_20_Contents"><text:span text:style-name="Source_20_Text">  array_push($result,$series3);</text:span></text:p>
                  <text:p text:style-name="Table_20_Contents"><text:span text:style-name="Source_20_Text">  print</text:span> <text:span text:style-name="Source_20_Text">json_encode($result, JSON_NUMERIC_CHECK);</text:span></text:p>
                  <text:p text:style-name="Table_20_Contents"><text:span text:style-name="Source_20_Text">?&gt;</text:span></text:p>
                </table:table-cell>
              </table:table-row>
            </table:table>
          </text:section>
          <text:h text:style-name="Heading_20_4" text:outline-level="4">Gráficos de líneas</text:h>
          <text:p text:style-name="Text_20_body">Mediante un gráfico de líneas se presenta la fluctuación del precio del dólar con respecto al peso Mexicano. 1995 a la fecha</text:p>
          <text:h text:style-name="Heading_20_4" text:outline-level="4">index.php</text:h>
          <text:p text:style-name="Text_20_body">Observe que el archivo es similar al anterior</text:p>
          <text:section text:style-name="Sect1" text:name="highlighter_65353">
            <table:table table:name="Table10" table:style-name="Table10">
              <table:table-column table:style-name="Table10.A"/>
              <table:table-column table:style-name="Table10.B"/>
              <text:soft-page-break/>
              <table:table-row>
                <table:table-cell table:style-name="Table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e10.A1" office:value-type="string">
                  <text:p text:style-name="Table_20_Contents"><text:span text:style-name="Source_20_Text">&lt;!DOCTYPE </text:span><text:a xlink:type="simple" xlink:href="http://virtual.uagrm.edu.bo/pregrado/mod/resource/view.php?id=4872" text:style-name="Internet_20_link" text:visited-style-name="Visited_20_Internet_20_Link"><text:span text:style-name="Source_20_Text">html</text:span></text:a><text:span text:style-name="Source_20_Text">&gt;</text:span></text:p>
                  <text:p text:style-name="Table_20_Contents"><text:span text:style-name="Source_20_Text">&lt;</text:span><text:a xlink:type="simple" xlink:href="http://virtual.uagrm.edu.bo/pregrado/mod/resource/view.php?id=4872" text:style-name="Internet_20_link" text:visited-style-name="Visited_20_Internet_20_Link"><text:span text:style-name="Source_20_Text">html</text:span></text:a> <text:span text:style-name="Source_20_Text">lang='es'&gt;</text:span></text:p>
                  <text:p text:style-name="Table_20_Contents"><text:span text:style-name="Source_20_Text">&lt;head&gt;</text:span></text:p>
                  <text:p text:style-name="Table_20_Contents"><text:span text:style-name="Source_20_Text">  &lt;meta</text:span> <text:span text:style-name="Source_20_Text">charset='utf-8'/&gt;</text:span></text:p>
                  <text:p text:style-name="Table_20_Contents"><text:span text:style-name="Source_20_Text">  &lt;title&gt;Highcharts con mySQL y PHP&lt;/title&gt;</text:span></text:p>
                  <text:p text:style-name="Table_20_Contents"><text:span text:style-name="Source_20_Text">  &lt;script</text:span> <text:span text:style-name="Source_20_Text">src='</text:span><text:a xlink:type="simple" xlink:href="http://ajax.googleapis.com/ajax/libs/jquery" text:style-name="Internet_20_link" text:visited-style-name="Visited_20_Internet_20_Link"><text:span text:style-name="Source_20_Text">http://ajax.googleapis.com/ajax/libs/jquery</text:span></text:a></text:p>
                  <text:p text:style-name="Table_20_Contents"><text:span text:style-name="Source_20_Text">                       /1.7.1/jquery.min.js'&gt;&lt;/script&gt;</text:span></text:p>
                  <text:p text:style-name="Table_20_Contents"><text:span text:style-name="Source_20_Text">  &lt;script</text:span> <text:span text:style-name="Source_20_Text">src='</text:span><text:a xlink:type="simple" xlink:href="http://code.highcharts.com/highcharts.js" text:style-name="Internet_20_link" text:visited-style-name="Visited_20_Internet_20_Link"><text:span text:style-name="Source_20_Text">http://code.highcharts.com/highcharts.js</text:span></text:a><text:span text:style-name="Source_20_Text">'&gt;&lt;/script&gt;</text:span></text:p>
                  <text:p text:style-name="Table_20_Contents"><text:span text:style-name="Source_20_Text">  &lt;script</text:span> <text:span text:style-name="Source_20_Text">src='</text:span><text:a xlink:type="simple" xlink:href="http://code.highcharts.com/modules/exporting.js" text:style-name="Internet_20_link" text:visited-style-name="Visited_20_Internet_20_Link"><text:span text:style-name="Source_20_Text">http://code.highcharts.com/modules/exporting.js</text:span></text:a><text:span text:style-name="Source_20_Text">'&gt;&lt;/script&gt;</text:span></text:p>
                  <text:p text:style-name="Table_20_Contents"><text:span text:style-name="Source_20_Text">  &lt;scml&gt;ript src='data.js' &gt;&lt;/script&gt;</text:span></text:p>
                  <text:p text:style-name="Table_20_Contents"><text:span text:style-name="Source_20_Text">&lt;/head&gt;</text:span></text:p>
                  <text:p text:style-name="Table_20_Contents"><text:span text:style-name="Source_20_Text">&lt;body&gt;</text:span></text:p>
                  <text:p text:style-name="Table_20_Contents"><text:span text:style-name="Source_20_Text">  &lt;div</text:span> <text:span text:style-name="Source_20_Text">id='chart'</text:span> <text:span text:style-name="Source_20_Text">style='height: 400px; margin: 0 auto; width:800px;'&gt;&lt;/div&gt;</text:span></text:p>
                  <text:p text:style-name="Table_20_Contents"><text:span text:style-name="Source_20_Text">&lt;/body&gt;</text:span></text:p>
                  <text:p text:style-name="Table_20_Contents"><text:span text:style-name="Source_20_Text">&lt;/ht</text:span></text:p>
                </table:table-cell>
              </table:table-row>
            </table:table>
          </text:section>
          <text:h text:style-name="Heading_20_4" text:outline-level="4">data.js</text:h>
          <text:section text:style-name="Sect1" text:name="highlighter_276047">
            <table:table table:name="Table11" table:style-name="Table11">
              <table:table-column table:style-name="Table11.A"/>
              <table:table-column table:style-name="Table11.B"/>
              <table:table-row>
                <table:table-cell table:style-name="Table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text:soft-page-break/>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able:table-cell>
                <table:table-cell table:style-name="Table11.A1" office:value-type="string">
                  <text:p text:style-name="Table_20_Contents"><text:span text:style-name="Source_20_Text">$(function() {</text:span></text:p>
                  <text:p text:style-name="Table_20_Contents"><text:span text:style-name="Source_20_Text">  var</text:span> <text:span text:style-name="Source_20_Text">year = [];</text:span></text:p>
                  <text:p text:style-name="Table_20_Contents"><text:span text:style-name="Source_20_Text">  var</text:span> <text:span text:style-name="Source_20_Text">Precio = [];</text:span></text:p>
                  <text:p text:style-name="Table_20_Contents"><text:span text:style-name="Source_20_Text">  var</text:span> <text:span text:style-name="Source_20_Text">switch1 = true;</text:span></text:p>
                  <text:p text:style-name="Table_20_Contents"><text:span text:style-name="Source_20_Text">  $.get('dolar.php', function(data) {</text:span></text:p>
                  <text:p text:style-name="Table_20_Contents"><text:span text:style-name="Source_20_Text">    data = data.split('/');</text:span></text:p>
                  <text:p text:style-name="Table_20_Contents"><text:span text:style-name="Source_20_Text">    for</text:span> <text:span text:style-name="Source_20_Text">(var</text:span> <text:span text:style-name="Source_20_Text">i in</text:span> <text:span text:style-name="Source_20_Text">data) {</text:span></text:p>
                  <text:p text:style-name="Table_20_Contents"><text:span text:style-name="Source_20_Text">      if</text:span> <text:span text:style-name="Source_20_Text">(switch1 == true) {</text:span></text:p>
                  <text:p text:style-name="Table_20_Contents"><text:span text:style-name="Source_20_Text">        year.push(data[i]);</text:span></text:p>
                  <text:p text:style-name="Table_20_Contents"><text:span text:style-name="Source_20_Text">        switch1 = false;</text:span></text:p>
                  <text:p text:style-name="Table_20_Contents"><text:span text:style-name="Source_20_Text">      else</text:span> <text:span text:style-name="Source_20_Text">{</text:span></text:p>
                  <text:p text:style-name="Table_20_Contents"><text:span text:style-name="Source_20_Text">        Precio.push(parseFloat(data[i]));</text:span></text:p>
                  <text:p text:style-name="Table_20_Contents"><text:span text:style-name="Source_20_Text">        switch1 = true;</text:span></text:p>
                  <text:p text:style-name="Table_20_Contents"><text:span text:style-name="Source_20_Text">      }</text:span></text:p>
                  <text:p text:style-name="Table_20_Contents"><text:span text:style-name="Source_20_Text">    }</text:span></text:p>
                  <text:p text:style-name="Table_20_Contents"><text:span text:style-name="Source_20_Text">    year.pop();</text:span></text:p>
                  <text:p text:style-name="Table_20_Contents"><text:span text:style-name="Source_20_Text">    $('#chart').highcharts({</text:span></text:p>
                  <text:p text:style-name="Table_20_Contents"><text:span text:style-name="Source_20_Text">    chart : {</text:span></text:p>
                  <text:p text:style-name="Table_20_Contents"><text:span text:style-name="Source_20_Text">      type : 'spline'</text:span></text:p>
                  <text:p text:style-name="Table_20_Contents"><text:span text:style-name="Source_20_Text">    },</text:span></text:p>
                  <text:p text:style-name="Table_20_Contents"><text:span text:style-name="Source_20_Text">    title : {</text:span></text:p>
                  <text:p text:style-name="Table_20_Contents"><text:span text:style-name="Source_20_Text">      text : 'Precio del d\u00f3lar americano en pesos Mexicanos 1995 a la fecha'</text:span></text:p>
                  <text:p text:style-name="Table_20_Contents"><text:span text:style-name="Source_20_Text">    },</text:span></text:p>
                  <text:p text:style-name="Table_20_Contents"><text:span text:style-name="Source_20_Text">    subtitle : {</text:span></text:p>
                  <text:p text:style-name="Table_20_Contents"><text:span text:style-name="Source_20_Text">      text : 'Fuente: Banxico'</text:span></text:p>
                  <text:p text:style-name="Table_20_Contents"><text:span text:style-name="Source_20_Text">    },</text:span></text:p>
                  <text:p text:style-name="Table_20_Contents"><text:span text:style-name="Source_20_Text">    xAxis : {</text:span></text:p>
                  <text:p text:style-name="Table_20_Contents"><text:span text:style-name="Source_20_Text">      title : {</text:span></text:p>
                  <text:p text:style-name="Table_20_Contents"><text:soft-page-break/><text:span text:style-name="Source_20_Text">        text : 'A\u00f1o'</text:span></text:p>
                  <text:p text:style-name="Table_20_Contents"><text:span text:style-name="Source_20_Text">      },</text:span></text:p>
                  <text:p text:style-name="Table_20_Contents"><text:span text:style-name="Source_20_Text">    categories : year</text:span></text:p>
                  <text:p text:style-name="Table_20_Contents"><text:span text:style-name="Source_20_Text">  },</text:span></text:p>
                  <text:p text:style-name="Table_20_Contents"><text:span text:style-name="Source_20_Text">  yAxis : {</text:span></text:p>
                  <text:p text:style-name="Table_20_Contents"><text:span text:style-name="Source_20_Text">    title : {</text:span></text:p>
                  <text:p text:style-name="Table_20_Contents"><text:span text:style-name="Source_20_Text">      text : 'Precio'</text:span></text:p>
                  <text:p text:style-name="Table_20_Contents"><text:span text:style-name="Source_20_Text">    },</text:span></text:p>
                  <text:p text:style-name="Table_20_Contents"><text:span text:style-name="Source_20_Text">    labels : {</text:span></text:p>
                  <text:p text:style-name="Table_20_Contents"><text:span text:style-name="Source_20_Text">      formatter : function() {</text:span></text:p>
                  <text:p text:style-name="Table_20_Contents"><text:span text:style-name="Source_20_Text">      return</text:span> <text:span text:style-name="Source_20_Text">this.value</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text:span text:style-name="Source_20_Text">  tooltip : {</text:span></text:p>
                  <text:p text:style-name="Table_20_Contents"><text:span text:style-name="Source_20_Text">    crosshairs : true,</text:span></text:p>
                  <text:p text:style-name="Table_20_Contents"><text:span text:style-name="Source_20_Text">    shared : true,</text:span></text:p>
                  <text:p text:style-name="Table_20_Contents"><text:span text:style-name="Source_20_Text">    valueSuffix : ''</text:span></text:p>
                  <text:p text:style-name="Table_20_Contents"><text:span text:style-name="Source_20_Text">  },</text:span></text:p>
                  <text:p text:style-name="Table_20_Contents"><text:span text:style-name="Source_20_Text">  plotOptions : {</text:span></text:p>
                  <text:p text:style-name="Table_20_Contents"><text:span text:style-name="Source_20_Text">    spline : {</text:span></text:p>
                  <text:p text:style-name="Table_20_Contents"><text:span text:style-name="Source_20_Text">      marker : {</text:span></text:p>
                  <text:p text:style-name="Table_20_Contents"><text:span text:style-name="Source_20_Text">      radius : 4,</text:span></text:p>
                  <text:p text:style-name="Table_20_Contents"><text:span text:style-name="Source_20_Text">      lineColor : '#666666',</text:span></text:p>
                  <text:p text:style-name="Table_20_Contents"><text:span text:style-name="Source_20_Text">      lineWidth : 1</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text:span text:style-name="Source_20_Text">series : [{</text:span></text:p>
                  <text:p text:style-name="Table_20_Contents"><text:span text:style-name="Source_20_Text">        name : 'Precio',</text:span></text:p>
                  <text:p text:style-name="Table_20_Contents"><text:span text:style-name="Source_20_Text">        data : Precio</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4" text:outline-level="4"><text:soft-page-break/>dolar.php</text:h>
          <text:section text:style-name="Sect1" text:name="highlighter_576771">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e12.A1" office:value-type="string">
                  <text:p text:style-name="Table_20_Contents"><text:span text:style-name="Source_20_Text">&lt;?php</text:span></text:p>
                  <text:p text:style-name="Table_20_Contents"><text:span text:style-name="Source_20_Text">  $conexion</text:span> <text:span text:style-name="Source_20_Text">= mysql_connect('localhost','USUARIO','PASSWORD');</text:span></text:p>
                  <text:p text:style-name="Table_20_Contents"><text:span text:style-name="Source_20_Text">  if</text:span> <text:span text:style-name="Source_20_Text">(!$conexion) {</text:span></text:p>
                  <text:p text:style-name="Table_20_Contents"><text:span text:style-name="Source_20_Text">    die('Imposible conectarse al servidor: '</text:span> <text:span text:style-name="Source_20_Text">. mysql_error());</text:span></text:p>
                  <text:p text:style-name="Table_20_Contents"><text:span text:style-name="Source_20_Text">  }</text:span></text:p>
                  <text:p text:style-name="Table_20_Contents"><text:span text:style-name="Source_20_Text">  mysql_select_db('prograwe_ejemplos', $conexion);</text:span></text:p>
                  <text:p text:style-name="Table_20_Contents"><text:span text:style-name="Source_20_Text">  $query</text:span> <text:span text:style-name="Source_20_Text">= 'SELECT DISTINCT YEAR(fecha) fechas, MAX(precio) precio</text:span></text:p>
                  <text:p text:style-name="Table_20_Contents"><text:span text:style-name="Source_20_Text">            FROM dolar GROUP BY fechas';</text:span></text:p>
                  <text:p text:style-name="Table_20_Contents"><text:span text:style-name="Source_20_Text">  $dolares</text:span> <text:span text:style-name="Source_20_Text">= mysql_query($query) or</text:span></text:p>
                  <text:p text:style-name="Table_20_Contents"><text:span text:style-name="Source_20_Text">    die('Error en la consulta: '</text:span> <text:span text:style-name="Source_20_Text">. mysql_error());</text:span></text:p>
                  <text:p text:style-name="Table_20_Contents"><text:span text:style-name="Source_20_Text">  mysql_close($conexion);</text:span></text:p>
                  <text:p text:style-name="Table_20_Contents"><text:span text:style-name="Source_20_Text">  while($dolar</text:span> <text:span text:style-name="Source_20_Text">= mysql_fetch_array($dolares)) {</text:span></text:p>
                  <text:p text:style-name="Table_20_Contents"><text:span text:style-name="Source_20_Text">    echo</text:span> <text:span text:style-name="Source_20_Text">$dolar['fechas'].'/'.$dolar['precio'].'/';</text:span></text:p>
                  <text:p text:style-name="Table_20_Contents"><text:span text:style-name="Source_20_Text">  }</text:span></text:p>
                  <text:p text:style-name="Table_20_Contents"><text:span text:style-name="Source_20_Text">?&gt;</text:span></text:p>
                </table:table-cell>
              </table:table-row>
            </table:table>
          </text:section>
          <text:h text:style-name="Heading_20_4" text:outline-level="4">Gráfíco de pastel</text:h>
          <text:p text:style-name="Text_20_body">A conituación se presenta el diagrama entidad relación sintético del Sistema de Seguimiento de Egresados del ITV. Fuente propia</text:p>
          <text:p text:style-name="Text_20_body"><draw:frame draw:style-name="fr1" draw:name="Image2" text:anchor-type="as-char" svg:width="4.6874in" svg:height="1.4374in" draw:z-index="1"><draw:image xlink:href="http://virtual.uagrm.edu.bo/pregrado/pluginfile.php/35390/mod_lesson/page_contents/2950/0504SegEgresados.png" xlink:type="simple" xlink:show="embed" xlink:actuate="onLoad"/></draw:frame></text:p>
          <text:h text:style-name="Heading_20_4" text:outline-level="4">index.php</text:h>
          <text:section text:style-name="Sect1" text:name="highlighter_544670">
            <table:table table:name="Table13" table:style-name="Table13">
              <table:table-column table:style-name="Table13.A"/>
              <table:table-column table:style-name="Table13.B"/>
              <table:table-row>
                <table:table-cell table:style-name="Table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13.A1" office:value-type="string">
                  <text:p text:style-name="Table_20_Contents"><text:span text:style-name="Source_20_Text">&lt;!DOCTYPE </text:span><text:a xlink:type="simple" xlink:href="http://virtual.uagrm.edu.bo/pregrado/mod/resource/view.php?id=4872" text:style-name="Internet_20_link" text:visited-style-name="Visited_20_Internet_20_Link"><text:span text:style-name="Source_20_Text">HTML</text:span></text:a><text:span text:style-name="Source_20_Text">&gt;</text:span></text:p>
                  <text:p text:style-name="Table_20_Contents"><text:span text:style-name="Source_20_Text">&lt;</text:span><text:a xlink:type="simple" xlink:href="http://virtual.uagrm.edu.bo/pregrado/mod/resource/view.php?id=4872" text:style-name="Internet_20_link" text:visited-style-name="Visited_20_Internet_20_Link"><text:span text:style-name="Source_20_Text">html</text:span></text:a> <text:span text:style-name="Source_20_Text">lang='es'&gt;</text:span></text:p>
                  <text:p text:style-name="Table_20_Contents"><text:span text:style-name="Source_20_Text">&lt;head&gt;</text:span></text:p>
                  <text:p text:style-name="Table_20_Contents"><text:span text:style-name="Source_20_Text">  &lt;meta</text:span> <text:span text:style-name="Source_20_Text">charset='utf-8'&gt;</text:span></text:p>
                  <text:p text:style-name="Table_20_Contents"><text:span text:style-name="Source_20_Text">  &lt;title&gt;Highcharts Pie Chart&lt;/title&gt;</text:span></text:p>
                  <text:p text:style-name="Table_20_Contents"><text:span text:style-name="Source_20_Text">  &lt;script</text:span> <text:span text:style-name="Source_20_Text">src='</text:span><text:a xlink:type="simple" xlink:href="http://ajax.googleapis.com/ajax/libs/jquery/1.7.1/jquery.min.js" text:style-name="Internet_20_link" text:visited-style-name="Visited_20_Internet_20_Link"><text:span text:style-name="Source_20_Text">http://ajax.googleapis.com/ajax/libs/jquery/1.7.1/jquery.min.js</text:span></text:a><text:span text:style-name="Source_20_Text">'&gt;</text:span></text:p>
                  <text:p text:style-name="Table_20_Contents"><text:span text:style-name="Source_20_Text">  &lt;/script&gt;</text:span></text:p>
                  <text:p text:style-name="Table_20_Contents"><text:span text:style-name="Source_20_Text">  &lt;script</text:span> <text:span text:style-name="Source_20_Text">src='</text:span><text:a xlink:type="simple" xlink:href="http://code.highcharts.com/highcharts.js" text:style-name="Internet_20_link" text:visited-style-name="Visited_20_Internet_20_Link"><text:span text:style-name="Source_20_Text">http://code.highcharts.com/highcharts.js</text:span></text:a><text:span text:style-name="Source_20_Text">'&gt;&lt;/script&gt;</text:span></text:p>
                  <text:p text:style-name="Table_20_Contents"><text:span text:style-name="Source_20_Text">  &lt;script</text:span> <text:span text:style-name="Source_20_Text">src='</text:span><text:a xlink:type="simple" xlink:href="http://code.highcharts.com/modules/exporting.js" text:style-name="Internet_20_link" text:visited-style-name="Visited_20_Internet_20_Link"><text:span text:style-name="Source_20_Text">http://code.highcharts.com/modules/exporting.js</text:span></text:a><text:span text:style-name="Source_20_Text">'&gt;&lt;/script&gt;</text:span></text:p>
                  <text:p text:style-name="Table_20_Contents"><text:span text:style-name="Source_20_Text">  &lt;script</text:span> <text:span text:style-name="Source_20_Text">src='funciones.js'&gt;&lt;/script&gt;</text:span></text:p>
                  <text:p text:style-name="Table_20_Contents"><text:span text:style-name="Source_20_Text">&lt;/head&gt;</text:span></text:p>
                  <text:p text:style-name="Table_20_Contents"><text:span text:style-name="Source_20_Text">&lt;body&gt;</text:span></text:p>
                  <text:p text:style-name="Table_20_Contents"><text:span text:style-name="Source_20_Text">  &lt;div</text:span> <text:span text:style-name="Source_20_Text">id='container'</text:span> <text:span text:style-name="Source_20_Text">style='min-width: 400px; height: 400px; margin: 0 auto'&gt;</text:span></text:p>
                  <text:p text:style-name="Table_20_Contents"><text:soft-page-break/><text:span text:style-name="Source_20_Text">  &lt;/div&gt;</text:span></text:p>
                  <text:p text:style-name="Table_20_Contents"><text:span text:style-name="Source_20_Text">&lt;/body&gt;</text:span></text:p>
                  <text:p text:style-name="Table_20_Contents"><text:span text:style-name="Source_20_Text">&lt;/</text:span><text:a xlink:type="simple" xlink:href="http://virtual.uagrm.edu.bo/pregrado/mod/resource/view.php?id=4872" text:style-name="Internet_20_link" text:visited-style-name="Visited_20_Internet_20_Link"><text:span text:style-name="Source_20_Text">html</text:span></text:a><text:span text:style-name="Source_20_Text">&gt;</text:span></text:p>
                </table:table-cell>
              </table:table-row>
            </table:table>
          </text:section>
          <text:h text:style-name="Heading_20_4" text:outline-level="4">funciones.js</text:h>
          <text:section text:style-name="Sect1" text:name="highlighter_218253">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able:table-cell>
                <table:table-cell table:style-name="Table14.A1" office:value-type="string">
                  <text:p text:style-name="Table_20_Contents"><text:span text:style-name="Source_20_Text">$(document).ready(function() {</text:span></text:p>
                  <text:p text:style-name="Table_20_Contents"><text:span text:style-name="Source_20_Text">  var</text:span> <text:span text:style-name="Source_20_Text">options = {</text:span></text:p>
                  <text:p text:style-name="Table_20_Contents"><text:span text:style-name="Source_20_Text">   chart: {</text:span></text:p>
                  <text:p text:style-name="Table_20_Contents"><text:span text:style-name="Source_20_Text">     renderTo: 'container',</text:span></text:p>
                  <text:p text:style-name="Table_20_Contents"><text:span text:style-name="Source_20_Text">     plotBackgroundColor: null,</text:span></text:p>
                  <text:p text:style-name="Table_20_Contents"><text:span text:style-name="Source_20_Text">     plotBorderWidth: null,</text:span></text:p>
                  <text:p text:style-name="Table_20_Contents"><text:span text:style-name="Source_20_Text">     plotShadow: false</text:span></text:p>
                  <text:p text:style-name="Table_20_Contents"><text:span text:style-name="Source_20_Text">   },</text:span></text:p>
                  <text:p text:style-name="Table_20_Contents"><text:span text:style-name="Source_20_Text">   title: { text: 'Seguimiento de Egresados ITV. Egresados registrados.</text:span></text:p>
                  <text:p text:style-name="Table_20_Contents"><text:span text:style-name="Source_20_Text">                  Por especialidad'},</text:span></text:p>
                  <text:p text:style-name="Table_20_Contents"><text:span text:style-name="Source_20_Text">   subtitle : { text : 'Fuente: I.T.V'},</text:span></text:p>
                  <text:p text:style-name="Table_20_Contents"><text:span text:style-name="Source_20_Text">   tooltip: {</text:span></text:p>
                  <text:p text:style-name="Table_20_Contents"><text:span text:style-name="Source_20_Text">     formatter: function() {</text:span></text:p>
                  <text:p text:style-name="Table_20_Contents"><text:span text:style-name="Source_20_Text">       return</text:span> <text:span text:style-name="Source_20_Text">'&lt;b&gt;'+ this.point.name +'&lt;/b&gt;: '+ this.y;</text:span></text:p>
                  <text:p text:style-name="Table_20_Contents"><text:span text:style-name="Source_20_Text">     }</text:span></text:p>
                  <text:p text:style-name="Table_20_Contents"><text:span text:style-name="Source_20_Text">   },</text:span></text:p>
                  <text:p text:style-name="Table_20_Contents"><text:span text:style-name="Source_20_Text">   plotOptions: {</text:span></text:p>
                  <text:p text:style-name="Table_20_Contents"><text:span text:style-name="Source_20_Text">     pie: {</text:span></text:p>
                  <text:p text:style-name="Table_20_Contents"><text:span text:style-name="Source_20_Text">        allowPointSelect: true,</text:span></text:p>
                  <text:p text:style-name="Table_20_Contents"><text:span text:style-name="Source_20_Text">        cursor: 'pointer',</text:span></text:p>
                  <text:p text:style-name="Table_20_Contents"><text:span text:style-name="Source_20_Text">        dataLabels: {</text:span></text:p>
                  <text:p text:style-name="Table_20_Contents"><text:span text:style-name="Source_20_Text">            enabled: true,</text:span></text:p>
                  <text:p text:style-name="Table_20_Contents"><text:span text:style-name="Source_20_Text">            color: '#000000',</text:span></text:p>
                  <text:p text:style-name="Table_20_Contents"><text:span text:style-name="Source_20_Text">            connectorColor: '#000000',</text:span></text:p>
                  <text:p text:style-name="Table_20_Contents"><text:span text:style-name="Source_20_Text">            formatter: function() {</text:span></text:p>
                  <text:p text:style-name="Table_20_Contents"><text:span text:style-name="Source_20_Text">                return</text:span> <text:span text:style-name="Source_20_Text">&lt;b&gt;this.point.name +'&lt;/b&gt;: '</text:span></text:p>
                  <text:p text:style-name="Table_20_Contents"><text:span text:style-name="Source_20_Text">                     + this.percentage.toFixed(2) +'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series: [{</text:span></text:p>
                  <text:p text:style-name="Table_20_Contents"><text:span text:style-name="Source_20_Text">      type: 'pie',</text:span></text:p>
                  <text:p text:style-name="Table_20_Contents"><text:span text:style-name="Source_20_Text">      name: 'Browser share',</text:span></text:p>
                  <text:p text:style-name="Table_20_Contents"><text:span text:style-name="Source_20_Text">      data: []</text:span></text:p>
                  <text:p text:style-name="Table_20_Contents"><text:span text:style-name="Source_20_Text">   }]</text:span></text:p>
                  <text:p text:style-name="Table_20_Contents"><text:span text:style-name="Source_20_Text"> }</text:span></text:p>
                  <text:p text:style-name="Table_20_Contents"><text:span text:style-name="Source_20_Text"> $.getJSON("data.php", function(json) {</text:span></text:p>
                  <text:p text:style-name="Table_20_Contents"><text:span text:style-name="Source_20_Text">   options.series[0].data = json;</text:span></text:p>
                  <text:p text:style-name="Table_20_Contents"><text:span text:style-name="Source_20_Text">   chart = new</text:span> <text:span text:style-name="Source_20_Text">Highcharts.Chart(options);</text:span></text:p>
                  <text:p text:style-name="Table_20_Contents"><text:span text:style-name="Source_20_Text"> });</text:span></text:p>
                  <text:p text:style-name="Table_20_Contents"><text:span text:style-name="Source_20_Text">});  </text:span></text:p>
                </table:table-cell>
              </table:table-row>
            </table:table>
          </text:section>
          <text:h text:style-name="Heading_20_4" text:outline-level="4"><text:soft-page-break/>data.php</text:h>
          <text:section text:style-name="Sect1" text:name="highlighter_100516">
            <table:table table:name="Table15" table:style-name="Table15">
              <table:table-column table:style-name="Table15.A"/>
              <table:table-column table:style-name="Table15.B"/>
              <table:table-row>
                <table:table-cell table:style-name="Table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able:table-cell>
                <table:table-cell table:style-name="Table15.A1" office:value-type="string">
                  <text:p text:style-name="Table_20_Contents"><text:span text:style-name="Source_20_Text">&lt;?php </text:span></text:p>
                  <text:p text:style-name="Table_20_Contents"><text:span text:style-name="Source_20_Text">  header('Content-Type: text/</text:span><text:a xlink:type="simple" xlink:href="http://virtual.uagrm.edu.bo/pregrado/mod/resource/view.php?id=4872" text:style-name="Internet_20_link" text:visited-style-name="Visited_20_Internet_20_Link"><text:span text:style-name="Source_20_Text">html</text:span></text:a><text:span text:style-name="Source_20_Text">; charset=UTF-8'); </text:span></text:p>
                  <text:p text:style-name="Table_20_Contents"><text:span text:style-name="Source_20_Text">  $conexion</text:span> <text:span text:style-name="Source_20_Text">= mysql_connect("localhost","prograwe","Albatros2002");</text:span></text:p>
                  <text:p text:style-name="Table_20_Contents"><text:span text:style-name="Source_20_Text">  if</text:span> <text:span text:style-name="Source_20_Text">(!$conexion) {</text:span></text:p>
                  <text:p text:style-name="Table_20_Contents"><text:span text:style-name="Source_20_Text">    die('Imposible conectarse con el servidor: '</text:span> <text:span text:style-name="Source_20_Text">. mysql_error());</text:span></text:p>
                  <text:p text:style-name="Table_20_Contents"><text:span text:style-name="Source_20_Text">  }</text:span></text:p>
                  <text:p text:style-name="Table_20_Contents"><text:span text:style-name="Source_20_Text">  mysql_select_db("prograwe_egresados", $conexion);</text:span></text:p>
                  <text:p text:style-name="Table_20_Contents"><text:span text:style-name="Source_20_Text">  mysql_query("SET NAMES 'utf8'");</text:span></text:p>
                  <text:p text:style-name="Table_20_Contents"><text:span text:style-name="Source_20_Text">  $query</text:span> <text:span text:style-name="Source_20_Text">= 'SELECT COUNT(Eg.idEspecialidad) nEgresados, Es.especialidad ';</text:span></text:p>
                  <text:p text:style-name="Table_20_Contents"><text:span text:style-name="Source_20_Text">  $query.= 'FROM especialidad Es, egresados Eg ';</text:span></text:p>
                  <text:p text:style-name="Table_20_Contents"><text:span text:style-name="Source_20_Text">  $query.= 'WHERE Es.idEspecialidad = Eg.idEspecialidad ';</text:span></text:p>
                  <text:p text:style-name="Table_20_Contents"><text:span text:style-name="Source_20_Text">  $query.= 'GROUP BY Es.idEspecialidad';</text:span></text:p>
                  <text:p text:style-name="Table_20_Contents"><text:span text:style-name="Source_20_Text">  $registros</text:span> <text:span text:style-name="Source_20_Text">= mysql_query($query)</text:span></text:p>
                  <text:p text:style-name="Table_20_Contents"><text:span text:style-name="Source_20_Text">               or</text:span> <text:span text:style-name="Source_20_Text">die('Error en la consulta: '.mysql_error());</text:span></text:p>
                  <text:p text:style-name="Table_20_Contents"><text:span text:style-name="Source_20_Text">  mysql_close($conexion);</text:span></text:p>
                  <text:p text:style-name="Table_20_Contents"><text:span text:style-name="Source_20_Text">  $datos</text:span> <text:span text:style-name="Source_20_Text">= array();</text:span></text:p>
                  <text:p text:style-name="Table_20_Contents"><text:span text:style-name="Source_20_Text">  while($registro</text:span> <text:span text:style-name="Source_20_Text">= mysql_fetch_array($registros)) {</text:span></text:p>
                  <text:p text:style-name="Table_20_Contents"><text:span text:style-name="Source_20_Text">    $row[0] = $registro['especialidad'];</text:span></text:p>
                  <text:p text:style-name="Table_20_Contents"><text:span text:style-name="Source_20_Text">    $row[1] = $registro['nEgresados'];</text:span></text:p>
                  <text:p text:style-name="Table_20_Contents"><text:span text:style-name="Source_20_Text">    array_push($datos,$row);</text:span></text:p>
                  <text:p text:style-name="Table_20_Contents"><text:span text:style-name="Source_20_Text">  }</text:span></text:p>
                  <text:p text:style-name="Table_20_Contents"><text:span text:style-name="Source_20_Text">  print</text:span> <text:span text:style-name="Source_20_Text">json_encode($datos, JSON_NUMERIC_CHECK);</text:span></text:p>
                  <text:p text:style-name="Table_20_Contents"><text:span text:style-name="Source_20_Text">?&gt;</text:span></text:p>
                </table:table-cell>
              </table:table-row>
            </table:table>
          </text:section>
          <text:h text:style-name="Heading_20_3" text:outline-level="3">Slider</text:h>
          <text:p text:style-name="Text_20_body">Tema que desde los inicios de la fotogtafía desde sus inicios, no podía sustraerse a la era moderna. Actualmente hay una gama de softwawre de este tipo.Muchas de ellos basados en jQuery. más el correspondiente pugin y CSS3. Las variantees son extensas y su selección depende de los objetivos del sitio y las preferencias del diseñador</text:p>
          <text:p text:style-name="Text_20_body">Se presentan aquí una muestra de ellos, Adaptados a PHP, MySQl éxito espero les guste</text:p>
          <text:h text:style-name="Heading_20_3" text:outline-level="3"><text:a xlink:type="simple" xlink:href="http://www.ajaxshake.com/plugin/ES/1094/53e81a75/acordeon-con-imagenes-jquery-slidorion.html" office:target-frame-name="_blank" xlink:show="new" text:style-name="Internet_20_link" text:visited-style-name="Visited_20_Internet_20_Link">Slidorion</text:a></text:h>
          <text:p text:style-name="Text_20_body">Combina un control deslizante de imágenes y un acordeón, el <text:span text:style-name="T1">slidorion</text:span> muestra imágenes hermosas junto con una descripción de longitud variable. Con imágenes vinculadas a cada ficha, y acompañados de una gran variedad de efectos, el slidorion es una gran alternativa al tradicional control deslizante jQuery.</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42:15.542337913</meta:creation-date>
    <dc:date>2016-11-01T19:42:45.559622204</dc:date>
    <meta:editing-duration>PT30S</meta:editing-duration>
    <meta:editing-cycles>1</meta:editing-cycles>
    <meta:document-statistic meta:table-count="15" meta:image-count="2" meta:object-count="0" meta:page-count="13" meta:paragraph-count="831" meta:word-count="2077" meta:character-count="15536" meta:non-whitespace-character-count="12744"/>
    <meta:generator>LibreOffice/5.1.5.2$Linux_X86_64 LibreOffice_project/10$Build-2</meta:generator>
  </office:meta>
</office:document-meta>
</file>